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100000254929C0C4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437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05cm" svg:height="18.09cm" svg:x="2.775cm" svg:y="4.81cm">
          <draw:image xlink:href="Pictures/100000000000019100000254929C0C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6T13:00:09.121792588</dc:date>
    <meta:editing-duration>PT58S</meta:editing-duration>
    <meta:editing-cycles>1</meta:editing-cycles>
    <meta:document-statistic meta:object-count="1"/>
    <meta:generator>LibreOffice/24.2.0.3$Linux_X86_64 LibreOffice_project/420$Build-3</meta:generator>
  </office:meta>
</office:document-meta>
</file>